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0.6102in"/>
    </style:style>
    <style:style style:name="co3" style:family="table-column">
      <style:table-column-properties fo:break-before="auto" style:column-width="0.739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29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165in"/>
    </style:style>
    <style:style style:name="co9" style:family="table-column">
      <style:table-column-properties fo:break-before="auto" style:column-width="1.228in"/>
    </style:style>
    <style:style style:name="co10" style:family="table-column">
      <style:table-column-properties fo:break-before="auto" style:column-width="1.9146in"/>
    </style:style>
    <style:style style:name="co11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22"/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3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14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122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122">
      <style:table-cell-properties fo:border-bottom="2.01pt solid #000000" fo:border-left="none" fo:border-right="none" fo:border-top="none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4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"/>
        <table:table-column table:style-name="co7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tart Timestamp</text:p>
          </table:table-cell>
          <table:table-cell office:value-type="string" calcext:value-type="string">
            <text:p>End Timestamp</text:p>
          </table:table-cell>
          <table:table-cell office:value-type="string" calcext:value-type="string">
            <text:p>Billed duration (ms)</text:p>
          </table:table-cell>
          <table:table-cell office:value-type="string" calcext:value-type="string">
            <text:p>Lambda cost</text:p>
          </table:table-cell>
          <table:table-cell office:value-type="string" calcext:value-type="string">
            <text:p>Data transferred (MB)</text:p>
          </table:table-cell>
          <table:table-cell office:value-type="string" calcext:value-type="string">
            <text:p>Get cost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Thu Jul 21 20:09:20 2022</text:p>
          </table:table-cell>
          <table:table-cell office:value-type="string" calcext:value-type="string">
            <text:p>Lambda</text:p>
          </table:table-cell>
          <table:table-cell office:value-type="float" office:value="37.8222" calcext:value-type="float">
            <text:p>37.82</text:p>
          </table:table-cell>
          <table:table-cell office:value-type="float" office:value="1658448561190" calcext:value-type="float">
            <text:p>1658448561190</text:p>
          </table:table-cell>
          <table:table-cell office:value-type="float" office:value="1658448617550" calcext:value-type="float">
            <text:p>1658448617550</text:p>
          </table:table-cell>
          <table:table-cell office:value-type="float" office:value="103613" calcext:value-type="float">
            <text:p>103613</text:p>
          </table:table-cell>
          <table:table-cell table:formula="of:=[.F2]*256/1024*0.0000167/1000+124*0.02/1000000" office:value-type="float" office:value="0.000435064275" calcext:value-type="float">
            <text:p>0.0004</text:p>
          </table:table-cell>
          <table:table-cell office:value-type="float" office:value="3622.77026748657" calcext:value-type="float">
            <text:p>3,622.77</text:p>
          </table:table-cell>
          <table:table-cell table:formula="of:=0.0004/1000*1024+[.H2]/1024*0.05" office:value-type="float" office:value="0.177302679467118" calcext:value-type="float">
            <text:p>0.177302679467118</text:p>
          </table:table-cell>
          <table:table-cell table:formula="of:=[.G2]+[.I2]" office:value-type="float" office:value="0.177737743742118" calcext:value-type="float">
            <text:p>0.18</text:p>
          </table:table-cell>
        </table:table-row>
        <table:table-row table:style-name="ro1">
          <table:table-cell office:value-type="string" calcext:value-type="string">
            <text:p>Thu Jul 21 20:10:24 2022</text:p>
          </table:table-cell>
          <table:table-cell office:value-type="string" calcext:value-type="string">
            <text:p>GET</text:p>
          </table:table-cell>
          <table:table-cell office:value-type="float" office:value="39.8887" calcext:value-type="float">
            <text:p>39.89</text:p>
          </table:table-cell>
          <table:table-cell office:value-type="float" office:value="1658448625257" calcext:value-type="float">
            <text:p>1658448625257</text:p>
          </table:table-cell>
          <table:table-cell office:value-type="float" office:value="1658448684299" calcext:value-type="float">
            <text:p>1658448684299</text:p>
          </table:table-cell>
          <table:table-cell office:value-type="float" office:value="0" calcext:value-type="float">
            <text:p>0</text:p>
          </table:table-cell>
          <table:table-cell table:formula="of:=[.F3]*256/1024*0.0000167/1000+124*0.02/1000000" office:value-type="float" office:value="0.00000248" calcext:value-type="float">
            <text:p>0.0000</text:p>
          </table:table-cell>
          <table:table-cell office:value-type="float" office:value="4096" calcext:value-type="float">
            <text:p>4,096.00</text:p>
          </table:table-cell>
          <table:table-cell table:formula="of:=0.0004/1000*1024+[.H3]/1024*0.05" office:value-type="float" office:value="0.2004096" calcext:value-type="float">
            <text:p>0.2004096</text:p>
          </table:table-cell>
          <table:table-cell table:formula="of:=[.G3]+[.I3]" office:value-type="float" office:value="0.20041208" calcext:value-type="float">
            <text:p>0.20</text:p>
          </table:table-cell>
        </table:table-row>
        <table:table-row table:style-name="ro1">
          <table:table-cell office:value-type="string" calcext:value-type="string">
            <text:p>Thu Jul 21 20:11:28 2022</text:p>
          </table:table-cell>
          <table:table-cell office:value-type="string" calcext:value-type="string">
            <text:p>Lambda</text:p>
          </table:table-cell>
          <table:table-cell office:value-type="float" office:value="40.7804" calcext:value-type="float">
            <text:p>40.78</text:p>
          </table:table-cell>
          <table:table-cell office:value-type="float" office:value="1658448689948" calcext:value-type="float">
            <text:p>1658448689948</text:p>
          </table:table-cell>
          <table:table-cell office:value-type="float" office:value="1658448746959" calcext:value-type="float">
            <text:p>1658448746959</text:p>
          </table:table-cell>
          <table:table-cell office:value-type="float" office:value="96710" calcext:value-type="float">
            <text:p>96710</text:p>
          </table:table-cell>
          <table:table-cell table:formula="of:=[.F4]*256/1024*0.0000167/1000+124*0.02/1000000" office:value-type="float" office:value="0.00040624425" calcext:value-type="float">
            <text:p>0.0004</text:p>
          </table:table-cell>
          <table:table-cell office:value-type="float" office:value="3622.77026748657" calcext:value-type="float">
            <text:p>3,622.77</text:p>
          </table:table-cell>
          <table:table-cell table:formula="of:=0.0004/1000*1024+[.H4]/1024*0.05" office:value-type="float" office:value="0.177302679467118" calcext:value-type="float">
            <text:p>0.177302679467118</text:p>
          </table:table-cell>
          <table:table-cell table:formula="of:=[.G4]+[.I4]" office:value-type="float" office:value="0.177708923717118" calcext:value-type="float">
            <text:p>0.18</text:p>
          </table:table-cell>
        </table:table-row>
        <table:table-row table:style-name="ro1">
          <table:table-cell office:value-type="string" calcext:value-type="string">
            <text:p>Thu Jul 21 20:12:32 2022</text:p>
          </table:table-cell>
          <table:table-cell office:value-type="string" calcext:value-type="string">
            <text:p>Lambda</text:p>
          </table:table-cell>
          <table:table-cell office:value-type="float" office:value="35.6974" calcext:value-type="float">
            <text:p>35.70</text:p>
          </table:table-cell>
          <table:table-cell office:value-type="float" office:value="1658448753007" calcext:value-type="float">
            <text:p>1658448753007</text:p>
          </table:table-cell>
          <table:table-cell office:value-type="float" office:value="1658448806966" calcext:value-type="float">
            <text:p>1658448806966</text:p>
          </table:table-cell>
          <table:table-cell office:value-type="float" office:value="97654" calcext:value-type="float">
            <text:p>97654</text:p>
          </table:table-cell>
          <table:table-cell table:formula="of:=[.F5]*256/1024*0.0000167/1000+124*0.02/1000000" office:value-type="float" office:value="0.00041018545" calcext:value-type="float">
            <text:p>0.0004</text:p>
          </table:table-cell>
          <table:table-cell office:value-type="float" office:value="3622.77026748657" calcext:value-type="float">
            <text:p>3,622.77</text:p>
          </table:table-cell>
          <table:table-cell table:formula="of:=0.0004/1000*1024+[.H5]/1024*0.05" office:value-type="float" office:value="0.177302679467118" calcext:value-type="float">
            <text:p>0.177302679467118</text:p>
          </table:table-cell>
          <table:table-cell table:formula="of:=[.G5]+[.I5]" office:value-type="float" office:value="0.177712864917118" calcext:value-type="float">
            <text:p>0.18</text:p>
          </table:table-cell>
        </table:table-row>
        <table:table-row table:style-name="ro1">
          <table:table-cell office:value-type="string" calcext:value-type="string">
            <text:p>Thu Jul 21 20:13:36 2022</text:p>
          </table:table-cell>
          <table:table-cell office:value-type="string" calcext:value-type="string">
            <text:p>GET</text:p>
          </table:table-cell>
          <table:table-cell office:value-type="float" office:value="39.7067" calcext:value-type="float">
            <text:p>39.71</text:p>
          </table:table-cell>
          <table:table-cell office:value-type="float" office:value="1658448816423" calcext:value-type="float">
            <text:p>1658448816423</text:p>
          </table:table-cell>
          <table:table-cell office:value-type="float" office:value="1658448873483" calcext:value-type="float">
            <text:p>1658448873483</text:p>
          </table:table-cell>
          <table:table-cell office:value-type="float" office:value="0" calcext:value-type="float">
            <text:p>0</text:p>
          </table:table-cell>
          <table:table-cell table:formula="of:=[.F6]*256/1024*0.0000167/1000+124*0.02/1000000" office:value-type="float" office:value="0.00000248" calcext:value-type="float">
            <text:p>0.0000</text:p>
          </table:table-cell>
          <table:table-cell office:value-type="float" office:value="4096" calcext:value-type="float">
            <text:p>4,096.00</text:p>
          </table:table-cell>
          <table:table-cell table:formula="of:=0.0004/1000*1024+[.H6]/1024*0.05" office:value-type="float" office:value="0.2004096" calcext:value-type="float">
            <text:p>0.2004096</text:p>
          </table:table-cell>
          <table:table-cell table:formula="of:=[.G6]+[.I6]" office:value-type="float" office:value="0.20041208" calcext:value-type="float">
            <text:p>0.20</text:p>
          </table:table-cell>
        </table:table-row>
        <table:table-row table:style-name="ro1">
          <table:table-cell office:value-type="string" calcext:value-type="string">
            <text:p>Thu Jul 21 20:14:40 2022</text:p>
          </table:table-cell>
          <table:table-cell office:value-type="string" calcext:value-type="string">
            <text:p>GET</text:p>
          </table:table-cell>
          <table:table-cell office:value-type="float" office:value="40.0216" calcext:value-type="float">
            <text:p>40.02</text:p>
          </table:table-cell>
          <table:table-cell office:value-type="float" office:value="1658448880981" calcext:value-type="float">
            <text:p>1658448880981</text:p>
          </table:table-cell>
          <table:table-cell office:value-type="float" office:value="1658448940365" calcext:value-type="float">
            <text:p>1658448940365</text:p>
          </table:table-cell>
          <table:table-cell office:value-type="float" office:value="0" calcext:value-type="float">
            <text:p>0</text:p>
          </table:table-cell>
          <table:table-cell table:formula="of:=[.F7]*256/1024*0.0000167/1000+124*0.02/1000000" office:value-type="float" office:value="0.00000248" calcext:value-type="float">
            <text:p>0.0000</text:p>
          </table:table-cell>
          <table:table-cell office:value-type="float" office:value="4096" calcext:value-type="float">
            <text:p>4,096.00</text:p>
          </table:table-cell>
          <table:table-cell table:formula="of:=0.0004/1000*1024+[.H7]/1024*0.05" office:value-type="float" office:value="0.2004096" calcext:value-type="float">
            <text:p>0.2004096</text:p>
          </table:table-cell>
          <table:table-cell table:formula="of:=[.G7]+[.I7]" office:value-type="float" office:value="0.20041208" calcext:value-type="float">
            <text:p>0.20</text:p>
          </table:table-cell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vot Table_out_1" table:style-name="ta1">
        <table:table-column table:style-name="co7" table:default-cell-style-name="ce3"/>
        <table:table-column table:style-name="co7" table:default-cell-style-name="ce7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7" table:default-cell-style-name="ce18"/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style-name="ce8" office:value-type="string" calcext:value-type="string">
            <text:p>Average - Total Time</text:p>
          </table:table-cell>
          <table:table-cell table:style-name="ce12" office:value-type="string" calcext:value-type="string">
            <text:p>StDev - Total Time</text:p>
          </table:table-cell>
          <table:table-cell table:style-name="ce12" office:value-type="string" calcext:value-type="string">
            <text:p>Average - Billed duration (ms)</text:p>
          </table:table-cell>
          <table:table-cell table:style-name="ce12" office:value-type="string" calcext:value-type="string">
            <text:p>Average - Lambda cost</text:p>
          </table:table-cell>
          <table:table-cell table:style-name="ce19" office:value-type="string" calcext:value-type="string">
            <text:p>Average - Total Cost</text:p>
          </table:table-cell>
        </table:table-row>
        <table:table-row table:style-name="ro1">
          <table:table-cell table:style-name="ce5" office:value-type="string" calcext:value-type="string">
            <text:p>GET</text:p>
          </table:table-cell>
          <table:table-cell table:style-name="ce9" office:value-type="float" office:value="39.8723333333333" calcext:value-type="float">
            <text:p>39.87</text:p>
          </table:table-cell>
          <table:table-cell table:style-name="ce13" office:value-type="float" office:value="0.158086695624059" calcext:value-type="float">
            <text:p>0.16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0.00000248" calcext:value-type="float">
            <text:p>0.0000</text:p>
          </table:table-cell>
          <table:table-cell table:style-name="ce20" office:value-type="float" office:value="0.20041208" calcext:value-type="float">
            <text:p>0.20</text:p>
          </table:table-cell>
        </table:table-row>
        <table:table-row table:style-name="ro1">
          <table:table-cell table:style-name="ce6" office:value-type="string" calcext:value-type="string">
            <text:p>Lambda</text:p>
          </table:table-cell>
          <table:table-cell table:style-name="ce10" office:value-type="float" office:value="38.1" calcext:value-type="float">
            <text:p>38.10</text:p>
          </table:table-cell>
          <table:table-cell table:style-name="ce14" office:value-type="float" office:value="2.55286150819037" calcext:value-type="float">
            <text:p>2.55</text:p>
          </table:table-cell>
          <table:table-cell table:style-name="ce14" office:value-type="float" office:value="99325.6666666667" calcext:value-type="float">
            <text:p>99,325.67</text:p>
          </table:table-cell>
          <table:table-cell table:style-name="ce17" office:value-type="float" office:value="0.000417164658333333" calcext:value-type="float">
            <text:p>0.0004</text:p>
          </table:table-cell>
          <table:table-cell table:style-name="ce21" office:value-type="float" office:value="0.177719844125451" calcext:value-type="float">
            <text:p>0.18</text:p>
          </table:table-cell>
        </table:table-row>
      </table:table>
      <table:named-expressions/>
      <table:data-pilot-tables>
        <table:data-pilot-table table:name="DataPilot1" table:application-data="" table:target-range-address="'Pivot Table_out_1'.A1:'Pivot Table_out_1'.F4" table:buttons="'Pivot Table_out_1'.A2 'Pivot Table_out_1'.B1" table:grand-total="none" table:show-filter-button="false">
          <table:source-cell-range table:cell-range-address="out.A1:out.J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GET" table:display="true" table:show-details="true"/>
                <table:data-pilot-member table:name="Lambd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average">
            <table:data-pilot-level table:show-empty="false" calcext:repeat-item-labels="false">
              <table:data-pilot-members>
                <table:data-pilot-member table:name="35.70" table:display="true" table:show-details="true"/>
                <table:data-pilot-member table:name="37.82" table:display="true" table:show-details="true"/>
                <table:data-pilot-member table:name="39.71" table:display="true" table:show-details="true"/>
                <table:data-pilot-member table:name="39.89" table:display="true" table:show-details="true"/>
                <table:data-pilot-member table:name="40.02" table:display="true" table:show-details="true"/>
                <table:data-pilot-member table:name="40.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-1" table:function="stdev">
            <table:data-pilot-level calcext:repeat-item-labels="false"/>
          </table:data-pilot-field>
          <table:data-pilot-field table:source-field-name="Billed duration (ms)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96710" table:display="true" table:show-details="true"/>
                <table:data-pilot-member table:name="97654" table:display="true" table:show-details="true"/>
                <table:data-pilot-member table:name="1036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ambda cost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Cost" table:orientation="data" table:used-hierarchy="0" table:function="average">
            <table:data-pilot-level table:show-empty="false" calcext:repeat-item-labels="false">
              <table:data-pilot-members>
                <table:data-pilot-member table:name="0.18" table:display="true" table:show-details="true"/>
                <table:data-pilot-member table:name="0.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7-21T23:35:21.652149236</dc:date>
    <meta:editing-duration>PT12M43S</meta:editing-duration>
    <meta:editing-cycles>1</meta:editing-cycles>
    <meta:document-statistic meta:table-count="2" meta:cell-count="89" meta:object-count="0"/>
    <meta:generator>LibreOffice/7.2.4.1$MacOSX_X86_64 LibreOffice_project/27d75539669ac387bb498e35313b970b7fe9c4f9</meta:generator>
    <meta:user-defined meta:name=""/>
  </office:meta>
</office:document-meta>
</file>